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1c8edc"/>
    </style:style>
    <style:style style:name="P2" style:family="paragraph" style:parent-style-name="Title">
      <style:text-properties officeooo:rsid="001c8edc" officeooo:paragraph-rsid="001c8edc"/>
    </style:style>
    <style:style style:name="P3" style:family="paragraph" style:parent-style-name="Subtitle">
      <style:text-properties officeooo:rsid="001deb4c" officeooo:paragraph-rsid="001c8edc"/>
    </style:style>
    <style:style style:name="P4" style:family="paragraph" style:parent-style-name="Subtitle">
      <style:text-properties officeooo:paragraph-rsid="001c8edc"/>
    </style:style>
    <style:style style:name="P5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3ab0e9"/>
    </style:style>
    <style:style style:name="P6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1c8edc"/>
    </style:style>
    <style:style style:name="P7" style:family="paragraph" style:parent-style-name="Text_20_body">
      <style:paragraph-properties fo:margin-top="0in" fo:margin-bottom="0in" loext:contextual-spacing="false" fo:line-height="100%" style:writing-mode="page"/>
      <style:text-properties officeooo:rsid="000e5253" officeooo:paragraph-rsid="001c8edc"/>
    </style:style>
    <style:style style:name="P8" style:family="paragraph" style:parent-style-name="Text_20_body">
      <style:paragraph-properties fo:margin-top="0in" fo:margin-bottom="0in" loext:contextual-spacing="false" fo:line-height="100%" style:writing-mode="page"/>
      <style:text-properties officeooo:rsid="003ab0e9" officeooo:paragraph-rsid="003ab0e9"/>
    </style:style>
    <style:style style:name="P9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weight="bold" officeooo:rsid="003ab0e9" officeooo:paragraph-rsid="003ab0e9" style:font-weight-asian="bold" style:font-weight-complex="bold"/>
    </style:style>
    <style:style style:name="P10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weight="bold" officeooo:rsid="003ca709" officeooo:paragraph-rsid="003ca709" style:font-weight-asian="bold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00%" style:writing-mode="page"/>
      <style:text-properties officeooo:rsid="003ca709" officeooo:paragraph-rsid="003ca709"/>
    </style:style>
    <style:style style:name="T1" style:family="text">
      <style:text-properties officeooo:rsid="001deb4c"/>
    </style:style>
    <style:style style:name="T2" style:family="text">
      <style:text-properties officeooo:rsid="001c8edc"/>
    </style:style>
    <style:style style:name="T3" style:family="text">
      <style:text-properties officeooo:rsid="00295dc7"/>
    </style:style>
    <style:style style:name="T4" style:family="text">
      <style:text-properties officeooo:rsid="003ab0e9"/>
    </style:style>
    <style:style style:name="T5" style:family="text">
      <style:text-properties fo:font-weight="bold" officeooo:rsid="00295dc7" style:font-weight-asian="bold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uning <text:span text:style-name="T3">trackpoint sensitivity</text:span></text:p>
      <text:p text:style-name="P3">By White Fossa aka Artyom Vetrov</text:p>
      <text:p text:style-name="P4"><text:a xlink:type="simple" xlink:href="https://github.com/WhiteFossa/ThinkPad_x220_Tablet_Hints" text:style-name="Internet_20_link" text:visited-style-name="Visited_20_Internet_20_Link"><text:span text:style-name="T1">https://github.com/WhiteFossa/ThinkPad_x220_Tablet_Hints</text:span></text:a></text:p>
      <text:p text:style-name="P1"/>
      <text:p text:style-name="P7"><text:span text:style-name="T2">In this guide I’ll show how to tune</text:span> ThinkPad x220 Tablet <text:span text:style-name="T3">trackpoint sensitivity under Fedora linux. Approach, using </text:span><text:span text:style-name="T5">udev</text:span><text:span text:style-name="T3"> rules didn’t work on Fedora (I’ve copied rules from Debian), so I’ve set up speed and sensitivity another way.</text:span></text:p>
      <text:p text:style-name="P7"/>
      <text:p text:style-name="P8">This approach based on next articles:</text:p>
      <text:p text:style-name="P5"><text:a xlink:type="simple" xlink:href="https://tinkerprojectsblog.wordpress.com/2017/11/21/trackpoint-configuration-on-linux/" text:style-name="Internet_20_link" text:visited-style-name="Visited_20_Internet_20_Link"><text:span text:style-name="T4">https://tinkerprojectsblog.wordpress.com/2017/11/21/trackpoint-configuration-on-linux/</text:span></text:a></text:p>
      <text:p text:style-name="P1"><text:a xlink:type="simple" xlink:href="http://www.thinkwiki.org/wiki/How_to_configure_the_TrackPoint#Configuration_using_sysfs" text:style-name="Internet_20_link" text:visited-style-name="Visited_20_Internet_20_Link"><text:span text:style-name="T4">http://www.thinkwiki.org/wiki/How_to_configure_the_TrackPoint#Configuration_using_sysfs</text:span></text:a></text:p>
      <text:p text:style-name="P7"/>
      <text:p text:style-name="P8">1) To set sensitivity, speed and other settings we need to echo values into this device:</text:p>
      <text:p text:style-name="P8"><text:span text:style-name="T7">/sys/devices/platform/i8042/serio1/ </text:span>At least on my laptop (I’ve disabled touchpad in BIOS) and under Fedora correct device is this one. Read article at ThinkWiki (link is above) on finding the correct device.</text:p>
      <text:p text:style-name="P8"/>
      <text:p text:style-name="P8">For example (this command will make your cursor really slow):</text:p>
      <text:p text:style-name="P9">echo “64” &gt; /sys/devices/platform/i8042/serio1/sensitivity</text:p>
      <text:p text:style-name="P8"/>
      <text:p text:style-name="P11">Play with this settings, and when you will be satisfied, make it permanent.</text:p>
      <text:p text:style-name="P11"/>
      <text:p text:style-name="P11">2) Create file <text:span text:style-name="T7">99-trackpoint.conf</text:span> (root:root, 644) in <text:span text:style-name="T7">/etc/tmpfiles.d/</text:span> with found values (this is values, comfortable for me):</text:p>
      <text:p text:style-name="P10">w /sys/devices/platform/i8042/serio1/speed - - - - 120</text:p>
      <text:p text:style-name="P10">w /sys/devices/platform/i8042/serio1/sensitivity - - - - 90</text:p>
      <text:p text:style-name="P11"/>
      <text:p text:style-name="P11">After file creation run (as root):</text:p>
      <text:p text:style-name="P11"><text:span text:style-name="Source_20_Text"><text:span text:style-name="T7">systemd-tmpfiles --prefix=/sys --create</text:span></text:span></text:p>
      <text:p text:style-name="P11"/>
      <text:p text:style-name="P11">and read it’s output (for possible warnings about errors in created file).</text:p>
      <text:p text:style-name="P8"/>
      <text:p text:style-name="P11">3) Reboot, if everything is OK settings will be perman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2:37:45.572428174</meta:creation-date>
    <meta:generator>LibreOffice/6.2.7.1$Linux_X86_64 LibreOffice_project/20$Build-1</meta:generator>
    <dc:date>2019-10-20T21:40:11.083412081</dc:date>
    <meta:editing-duration>PT2H4M49S</meta:editing-duration>
    <meta:editing-cycles>27</meta:editing-cycles>
    <meta:document-statistic meta:table-count="0" meta:image-count="0" meta:object-count="0" meta:page-count="1" meta:paragraph-count="19" meta:word-count="194" meta:character-count="1492" meta:non-whitespace-character-count="1319"/>
  </office:meta>
</office:document-meta>
</file>